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margin-left="0.501cm" fo:margin-right="0cm" fo:margin-top="0.494cm" fo:margin-bottom="0.494cm" loext:contextual-spacing="false" fo:text-indent="-0.501cm" style:auto-text-indent="false"/>
    </style:style>
    <style:style style:name="P3" style:family="paragraph" style:parent-style-name="Standard">
      <style:paragraph-properties fo:margin-left="0.501cm" fo:margin-right="0cm" fo:text-indent="-0.501cm" style:auto-text-indent="false"/>
    </style:style>
    <style:style style:name="P4" style:family="paragraph" style:parent-style-name="Standard">
      <style:paragraph-properties fo:margin-left="0.501cm" fo:margin-right="0cm" fo:text-indent="-0.501cm" style:auto-text-indent="false"/>
      <style:text-properties style:font-name-asian="Arial1"/>
    </style:style>
    <style:style style:name="P5" style:family="paragraph" style:parent-style-name="Standard">
      <style:paragraph-properties fo:margin-left="0.501cm" fo:margin-right="0cm" fo:text-indent="-0.50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left="0.501cm" fo:margin-right="0cm" fo:text-indent="-0.50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style:font-name-complex="Consolas" style:font-size-complex="10pt"/>
    </style:style>
    <style:style style:name="P7" style:family="paragraph" style:parent-style-name="Standard">
      <style:paragraph-properties fo:margin-left="0.501cm" fo:margin-right="0cm" fo:text-indent="-0.501cm" style:auto-text-indent="false"/>
      <style:text-properties fo:language="sv" fo:country="SE"/>
    </style:style>
    <style:style style:name="P8" style:family="paragraph" style:parent-style-name="Standard">
      <style:paragraph-properties fo:margin-left="0.501cm" fo:margin-right="0cm" fo:text-indent="-0.501cm" style:auto-text-indent="false" fo:break-before="page"/>
    </style:style>
    <style:style style:name="P9" style:family="paragraph" style:parent-style-name="Standard">
      <style:paragraph-properties fo:margin-left="0.501cm" fo:margin-right="0cm" fo:margin-top="0.494cm" fo:margin-bottom="0.494cm" loext:contextual-spacing="false" fo:text-indent="0cm" style:auto-text-indent="false"/>
    </style:style>
    <style:style style:name="P10" style:family="paragraph" style:parent-style-name="Standard">
      <style:paragraph-properties fo:margin-left="0.501cm" fo:margin-right="0cm" fo:text-indent="0cm" style:auto-text-indent="false"/>
    </style:style>
    <style:style style:name="T1" style:family="text">
      <style:text-properties fo:font-weight="bold" style:font-weight-asian="bold"/>
    </style:style>
    <style:style style:name="T2" style:family="text">
      <style:text-properties style:font-name-complex="Arial1"/>
    </style:style>
    <style:style style:name="T3" style:family="text">
      <style:text-properties style:font-name-complex="Arial1" style:font-size-complex="10pt"/>
    </style:style>
    <style:style style:name="T4" style:family="text">
      <style:text-properties fo:language="sv" fo:country="SE"/>
    </style:style>
    <style:style style:name="T5" style:family="text">
      <style:text-properties fo:language="en" fo:country="US"/>
    </style:style>
    <style:style style:name="T6" style:family="text">
      <style:text-properties fo:color="#000000" style:font-name="Consolas" style:font-name-complex="Consolas" style:font-size-complex="10pt"/>
    </style:style>
    <style:style style:name="T7" style:family="text">
      <style:text-properties fo:color="#000000" style:font-name="Consolas" style:font-name-asian="Consolas" style:font-name-complex="Consolas" style:font-size-complex="10pt"/>
    </style:style>
    <style:style style:name="T8" style:family="text">
      <style:text-properties fo:color="#000000" style:font-name="Consolas" fo:language="en" fo:country="US" style:font-name-complex="Consolas" style:font-size-complex="10pt"/>
    </style:style>
    <style:style style:name="T9" style:family="text">
      <style:text-properties fo:color="#000000" style:font-name="Consolas" fo:language="en" fo:country="US" style:font-name-asian="Consolas" style:font-name-complex="Consolas" style:font-size-complex="10pt"/>
    </style:style>
    <style:style style:name="T10" style:family="text">
      <style:text-properties fo:language="none" fo:country="none" style:language-asian="none" style:country-asian="none" style:font-name-complex="Arial1" style:font-size-complex="10pt"/>
    </style:style>
    <style:style style:name="T11" style:family="text">
      <style:text-properties fo:language="none" fo:country="none" officeooo:rsid="0012c5c1" style:language-asian="none" style:country-asian="none" style:font-name-complex="Arial1" style:font-size-complex="10pt"/>
    </style:style>
    <style:style style:name="T12" style:family="text">
      <style:text-properties officeooo:rsid="001375f8"/>
    </style:style>
    <style:style style:name="T13" style:family="text">
      <style:text-properties officeooo:rsid="0016e75a"/>
    </style:style>
    <style:style style:name="T14" style:family="text">
      <style:text-properties style:use-window-font-color="true" style:font-name="Arial1" fo:font-size="10pt" fo:language="fi" fo:country="FI" officeooo:rsid="0016e75a" style:font-name-asian="Times New Roman" style:font-size-asian="10pt" style:font-name-complex="Arial1"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erussanastoa <text:span text:style-name="T12">SQL Server:issä</text:span></text:h>
      <text:p text:style-name="Standard"/>
      <text:p text:style-name="P2">a) <text:tab/>Mitä tarkoittaa kollaatio (engl collation)? Mikä merkitys kollaatiovalinnalla on? </text:p>
      <text:p text:style-name="P9">Vastaus:<text:line-break/>Kollaatio kontrolloi käyttöjärjestelmän code page:iä, jota käytetään ei-unicode muotoisen datan tallentamiseen SQL Server:iin. Kollaatio määrää myös miten lajittelut ja vertailut tehdään merkeille. Eri maille on olemassa eri kollaatiot. Esimerkiksi Suomessa ja Ruotsissa käytetään samaa merkistöä (aakkoset a...ö ja tietysti myös numero ja muut merkit). Se poikkeaa esimerkiksi englannin kielisten maiden käyttämästä SQL_Latin1_General kollaatiosta siten, että siitä löytyy å, ä, ö ja lisäksi w lajitellaan eri tavalla. Saksan kielisissä maissa on myös oma kollaationsa, jossa on omia merkkejä esimerkiksi <text:span text:style-name="T2">β</text:span> ja lajittelu poikkeaa myös muista. Jokaisella kielialueella on siis omat kollaatiot. <text:s/>Lisää asiasta löytyy osoitteista: <text:s/><text:a xlink:type="simple" xlink:href="http://msdn.microsoft.com/en-us/library/ms144260(v=sql.105).aspx%20" text:style-name="Internet_20_link" text:visited-style-name="Visited_20_Internet_20_Link"><text:span text:style-name="Internet_20_link">http://msdn.microsoft.com/en-us/library/ms144260(v=sql.105).aspx</text:span></text:a> ja <text:a xlink:type="simple" xlink:href="http://www.unicode.org/" text:style-name="Internet_20_link" text:visited-style-name="Visited_20_Internet_20_Link"><text:span text:style-name="Internet_20_link">http://www.unicode.org/</text:span></text:a>.<text:line-break/><text:line-break/>Kollaatio valitaan yleensä samaksi kuin mikä on tietokoneessa kollaationa johon tietokanta on asennettu. Eli pyritään käyttämään samaa kollaatiota, kuin mitä käyttäjät käyttävät. Kollaation vaihtaminen myöhemmin tietokannassa ei ole helppo asia, sillä eri maiden ja kielialueiden kollaatiot poikkeavat merkittävästi toisistaan (esim. japanin ja englannin kielisten maiden käyttämät kollaatiot). Sen vuoksi tämä valinta on tehtävä harkiten.</text:p>
      <text:p text:style-name="P2">b) <text:tab/>Mitä tarkoittaa SQL Serverin ”SQL autentikointi” </text:p>
      <text:p text:style-name="P9">Vastaus:<text:line-break/>Tietokannoissa on yleisesti omat käyttäjätunnukset ja ryhmät (usein rooli nimellä). Niin on myös mahdollista tehdä SQL Server:ssäkin. Näitä tunnuksia käyttäen on mahdollista kirjautua tietokantaan käyttäjäksi ja saada tälle tunnukselle annetut oikeudet käyttöönsä. Usein tämä tarkoittaa sitä, että jo tietokantapalvelimelle kirjautumisen yhteydessä siirtyy haluttuun tietokantaan eli käyttäjän oletus tietokantaan. Myös muita oikeuksia voi olla annettuna muihin tietokantoihin. Asiasta on kerrtottu lisää osoitteessa: <text:s/><text:a xlink:type="simple" xlink:href="http://msdn.microsoft.com/en-us/library/aa905171%28v=sql.80%29.aspx" text:style-name="Internet_20_link" text:visited-style-name="Visited_20_Internet_20_Link"><text:span text:style-name="Internet_20_link">http://msdn.microsoft.com/en-us/library/aa905171%28v=sql.80%29.aspx</text:span></text:a>. <text:line-break/></text:p>
      <text:p text:style-name="P2">c) <text:tab/>Mitä tarkoittaa SQL Serverin ”Windows autentikointi”. </text:p>
      <text:p text:style-name="P9">Vastaus:<text:line-break/>Microsoft:in Windows autentikointi on Windows käyttöjärjestelmissä käytetty autentikointi tapa. Myös tämä tarkoittaa sitä, että käyttöjärjestelmässä on käyttäjätunnuksia ja ryhmiä, joihin nämä käyttäjät kuuluvat. Ryhmien kautta on mahdollista antaa ne oikeudet käyttäjille, jotka heille halutaan antaa. SQL Server voi käyttää myös tätä autentikointi tapaa SQL Server autentikoinnin sijaan. Myös Windows autentikointia käytettäessä on mahdollista antaa käyttäjätunnukselle tai suositeltavimmin ryhmälle oikeudet haluttuihin tietokantoihin halutuin oikeuksin (yleensä select, insert, update, delete, alter, drop oikeudet). Eli tällä autentikoinnilla pääsee samaan kuin edellä esitetyllä SQL autentikoinnilla. Lisää asiasta on kerrottu osoitteessa: <text:a xlink:type="simple" xlink:href="http://technet.microsoft.com/en-us/library/cc755284(v=WS.10).aspx" text:style-name="Internet_20_link" text:visited-style-name="Visited_20_Internet_20_Link"><text:span text:style-name="Internet_20_link">http://technet.microsoft.com/en-us/library/cc755284(v=WS.10).aspx</text:span></text:a>. </text:p>
      <text:p text:style-name="P2">d) <text:tab/>Mikä merkitys SQL Server -instanssissa on Master-tietokannalla? <text:line-break/><text:line-break/>Vastaus:<text:line-break/>Master tietokanta on yksi SQL Server:in systeemitietokannoista. Siihen tallentuu kaikki instanssi tason tiedot käyttäjätunnuksista, endpoint:sta, linkitetyistä palvelimista ja järjestelmän konfiguraatiot asetuksista. Master -tietokantaan tallennetaan myös tiedot olemassa olevista muista tietokannoista, jotka ovat olemassa kyseisessä instanssissa. <text:s/>Siellä on myös SQL Server:in initialisointi tiedot. Sen vuoksi SQL Server:iä ei voi käynnistää, jos Master -tietokanta ei ole käytettävissä (se ei saa siis missään tapauksessa esimerkiksi korruptoitua). <text:span text:style-name="T4">Ks </text:span><text:a xlink:type="simple" xlink:href="http://technet.microsoft.com/en-US/library/ms187837(v=sql.105).aspx" text:style-name="Internet_20_link" text:visited-style-name="Visited_20_Internet_20_Link"><text:span text:style-name="Internet_20_link"><text:span text:style-name="T4">http://technet.microsoft.com/en-US/library/ms187837(v=sql.105).aspx</text:span></text:span></text:a></text:p>
      <text:p text:style-name="P2">e) <text:tab/>Mikä merkitys SQL Server -instanssissa on msdb-tietokannalla? <text:line-break/><text:line-break/><text:soft-page-break/>Vastaus:<text:line-break/>Myös msdb on yksi SQL Server:in systeemitietokannoista. Siitä käytetään SQL Server Agent:in hälytysten ja eräajojen ajastamiseen. Sitä käyttää myös Service Broker (ks. <text:a xlink:type="simple" xlink:href="http://msdn.microsoft.com/en-us/library/bb522893.aspx" text:style-name="Internet_20_link" text:visited-style-name="Visited_20_Internet_20_Link"><text:span text:style-name="Internet_20_link">http://msdn.microsoft.com/en-us/library/bb522893.aspx</text:span></text:a>) ja Database Mail (ks. <text:a xlink:type="simple" xlink:href="http://msdn.microsoft.com/en-us/library/ms175887%28v=sql.105%29.aspx" text:style-name="Internet_20_link" text:visited-style-name="Visited_20_Internet_20_Link"><text:span text:style-name="Internet_20_link"><text:span text:style-name="T5">http://msdn.microsoft.com/en-us/library/ms175887%28v=sql.105%29.aspx</text:span></text:span></text:a><text:span text:style-name="T5">).<text:line-break/></text:span>Msdb -tietokannasta on kerrottu lisää osoitteessa: <text:a xlink:type="simple" xlink:href="http://technet.microsoft.com/en-us/library/ms187112(v=sql.105).aspx" text:style-name="Internet_20_link" text:visited-style-name="Visited_20_Internet_20_Link"><text:span text:style-name="Internet_20_link">http://technet.microsoft.com/en-us/library/ms187112(v=sql.105).aspx</text:span></text:a></text:p>
      <text:p text:style-name="P2">f) <text:tab/>Mikä merkitys SQL Server -instanssissa on tempdb-tietokannalla? </text:p>
      <text:p text:style-name="P10">Vastaus:<text:line-break/>Tempdb on myös yksi SQL Server:in systeemitietokannoista. Se on tarkoitettu globaaliksi resurssiksi, jota voivat käyttää kaikki tietokanta instanssiin sisääkirjautuneet käyttäjät. Tempdb:tä voidaan käyttää väliaikaisten globaalien taulujen, tallennettujen proseduurien, muuttujien tai kursorin tallentamiseen ja säilyttämiseen. Tästä voi olla hyötyä esimerkiksi lajittelu tai muiden tietojen väliaikaiseen tallentamiseen. Lisää aiheesta on kerrottu osoitteessa: <text:a xlink:type="simple" xlink:href="http://technet.microsoft.com/en-US/library/ms190768(v=sql.105).aspx" text:style-name="Internet_20_link" text:visited-style-name="Visited_20_Internet_20_Link"><text:span text:style-name="Internet_20_link">http://technet.microsoft.com/en-US/library/ms190768(v=sql.105).aspx</text:span></text:a>.<text:line-break/></text:p>
      <text:p text:style-name="P3"/>
      <text:p text:style-name="Standard"/>
      <text:p text:style-name="P3">j) <text:tab/>Selvitä mitä tarkoitetaan <text:span text:style-name="T14">SQL Server:ssä</text:span> instanssilla ja schemalla. <text:line-break/><text:line-break/><text:line-break/>Vastaus:<text:line-break/>SQL Server:in instanssi:<text:line-break/>SQL Server:ssä kutsutaan jokaista erillistä SQL Server:in asennusta instanssiksi. Jokaisella instanssilla on omat systeemitiekannat ja roolit ja käyttäjätunnukset. Instanssit vievät myös tilaa palvelimen muistiavaruudesta puolittamalla käytettävissä olevan tilan, jos instansseja on esimerkiksi kaksi.SQL Server:in instanssin merkitys aikasemmissa versioissa myös ollut eri, josta kerrotaan osoitteessa: <text:a xlink:type="simple" xlink:href="https://learn.microsoft.com/en-us/sql/database-engine/configure-windows/database-engine-instances-sql-server?view=sql-server-ver16" text:style-name="Internet_20_link" text:visited-style-name="Visited_20_Internet_20_Link">https://learn.microsoft.com/en-us/sql/database-engine/configure-windows/database-engine-instances-sql-server?view=sql-server-ver16</text:a> <text:line-break/><text:line-break/>SQL Server:in schema:<text:line-break/>SQL Server:in schema on oma erillinen nimiavaruus, joka on olemassa itsenäisesti tietokannasta ja tietokannan käyttäjästä, joka scheman loi. Schema on siis vain säiliö eli container, joka voi sisältää olioita. Esimerkiksi schema voi hyödyntää seuraavaan tapaan:<text:line-break/><text:span text:style-name="T6">USE tietokanta1;</text:span></text:p>
      <text:p text:style-name="P6"><text:tab/>GO</text:p>
      <text:p text:style-name="P6"><text:tab/>CREATE SCHEMA myynti AUTHORIZATION myyjät</text:p>
      <text:p text:style-name="P5"><text:span text:style-name="T7"><text:s text:c="4"/></text:span><text:span text:style-name="T8">CREATE TABLE tilaus (tilausid int, asiakasid int, pvm date)</text:span></text:p>
      <text:p text:style-name="P5"><text:span text:style-name="T9"><text:s text:c="4"/></text:span><text:span text:style-name="T6">GRANT insert ON SCHEMA::myynti TO asiakkaat</text:span></text:p>
      <text:p text:style-name="P5"><text:span text:style-name="T7"><text:s text:c="4"/></text:span><text:span text:style-name="T8">DENY SELECT ON SCHEMA::myynti TO guests;</text:span></text:p>
      <text:p text:style-name="P5"><text:span text:style-name="T8"><text:tab/></text:span><text:span text:style-name="T6">GO </text:span></text:p>
      <text:p text:style-name="P3"><text:tab/>Lisää asiasta löytyy osoitteesta: <text:a xlink:type="simple" xlink:href="http://msdn.microsoft.com/en-us/library/ms189462.aspx" text:style-name="Internet_20_link" text:visited-style-name="Visited_20_Internet_20_Link"><text:span text:style-name="Internet_20_link">http://msdn.microsoft.com/en-us/library/ms189462.aspx</text:span></text:a>.<text:line-break/>Myös scheman merkitys on aikaisemmissa SQL Server:in versioissa ollut eri, josta on kerrottu lisää osoitteessa: <text:a xlink:type="simple" xlink:href="http://msdn.microsoft.com/en-us/library/ms190387(v=sql.105).aspx" text:style-name="Internet_20_link" text:visited-style-name="Visited_20_Internet_20_Link"><text:span text:style-name="Internet_20_link">http://msdn.microsoft.com/en-us/library/ms190387(v=sql.105).aspx</text:span></text:a>.<text:line-break/><text:line-break/></text:p>
      <text:p text:style-name="P7"/>
      <text:p text:style-name="Standard"><text:span text:style-name="Internet_20_link"><text:span text:style-name="T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1"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1" fo:font-family="Arial" style:font-family-generic="swiss" style:font-pitch="variable" fo:language="none" fo:country="none" fo:font-weight="bold" style:font-weight-asian="bold" style:font-name-complex="Arial1"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1"/>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none" fo:country="none" style:language-asian="none" style:country-asian="none" style:font-name-complex="Arial1" style:font-size-complex="10pt"/>
    </style:style>
    <style:style style:name="MT2" style:family="text">
      <style:text-properties fo:language="none" fo:country="none" officeooo:rsid="0012c5c1" style:language-asian="none" style:country-asian="none" style:font-name-complex="Arial1"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Header"><text:span text:style-name="MT1">Haaga-Helia<text:tab/></text:span></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8T07:13:00</meta:creation-date>
    <dc:creator>Sauli Isonikkilä </dc:creator>
    <dc:date>2024-03-19T13:29:28.978000000</dc:date>
    <meta:print-date>2013-04-01T09:09:00</meta:print-date>
    <meta:editing-cycles>50</meta:editing-cycles>
    <meta:editing-duration>PT48M10S</meta:editing-duration>
    <meta:generator>LibreOffice/6.4.7.2$Windows_X86_64 LibreOffice_project/639b8ac485750d5696d7590a72ef1b496725cfb5</meta:generator>
    <meta:document-statistic meta:table-count="0" meta:image-count="0" meta:object-count="0" meta:page-count="2" meta:paragraph-count="21" meta:word-count="661" meta:character-count="6223" meta:non-whitespace-character-count="5532"/>
  </office:meta>
</office:document-meta>
</file>